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officeooo:paragraph-rsid="001c65df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dbcff" style:font-size-asian="14pt" style:font-weight-asian="bold" style:font-size-complex="14pt" style:font-weight-complex="bold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language="uk" fo:country="UA" officeooo:rsid="001c65df" style:font-name-complex="Times New Roman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a5c7" style:font-weight-asian="normal" style:font-weight-complex="normal"/>
    </style:style>
    <style:style style:name="T9" style:family="text">
      <style:text-properties fo:font-weight="normal" officeooo:rsid="001af12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bcff" style:font-weight-asian="bold" style:font-weight-complex="bold"/>
    </style:style>
    <style:style style:name="T12" style:family="text">
      <style:text-properties officeooo:rsid="0010e737"/>
    </style:style>
    <style:style style:name="T13" style:family="text">
      <style:text-properties officeooo:rsid="0012eb2d"/>
    </style:style>
    <style:style style:name="T14" style:family="text">
      <style:text-properties officeooo:rsid="001af120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c65df" style:font-size-asian="14pt" style:font-weight-asian="normal" style:font-size-complex="14pt" style:font-weight-complex="normal"/>
    </style:style>
    <style:style style:name="T19" style:family="text">
      <style:text-properties officeooo:rsid="001c65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7"/>
      <text:p text:style-name="P7"/>
      <text:p text:style-name="P7"/>
      <text:p text:style-name="P7"/>
      <text:p text:style-name="P7"/>
      <text:p text:style-name="P4">ЗВІТ</text:p>
      <text:p text:style-name="P12">про виконання лабораторної роботи № <text:span text:style-name="T19">2</text:span></text:p>
      <text:p text:style-name="P13"><text:span text:style-name="T5">«</text:span><text:span text:style-name="T6">Основи побудови об’єктно-орієнтованих додатків на Python</text:span><text:span text:style-name="T4">»</text:span></text:p>
      <text:p text:style-name="P6"><text:span text:style-name="T8">з</text:span><text:span text:style-name="T7"> дисципліни "</text:span><text:span text:style-name="T9">Спеціалізовані мови програмування</text:span><text:span text:style-name="T8">”</text:span><text:span text:style-name="T10"><text:line-break/></text:span></text:p>
      <text:p text:style-name="P7"/>
      <text:p text:style-name="P8"/>
      <text:p text:style-name="P8"/>
      <text:p text:style-name="P8"/>
      <text:p text:style-name="P2"><text:span text:style-name="T2">В</text:span>икона<text:span text:style-name="T1">ла:</text:span></text:p>
      <text:p text:style-name="P9">ст. гр. <text:span text:style-name="T12">ІТ</text:span><text:span text:style-name="T13">-</text:span><text:span text:style-name="T12">3</text:span><text:span text:style-name="T13">2</text:span><text:span text:style-name="T1">,</text:span><text:line-break/><text:span text:style-name="T12">Троцько О. М.</text:span><text:span text:style-name="T1"> </text:span></text:p>
      <text:p text:style-name="P5">Прийняв:</text:p>
      <text:p text:style-name="P11">Щербак С. С.</text:p>
      <text:p text:style-name="P10"/>
      <text:p text:style-name="P10"/>
      <text:p text:style-name="P8"/>
      <text:p text:style-name="P8"/>
      <text:p text:style-name="P3"/>
      <text:p text:style-name="P1">ЛЬВІВ – 20<text:span text:style-name="T1">23</text:span></text:p>
      <text:p text:style-name="P17"><text:soft-page-break/><text:span text:style-name="T15">Мета:</text:span><text:span text:style-name="T16"> </text:span><text:span text:style-name="T18">p</text:span><text:span text:style-name="T16">озробка консольного калькулятора в об’єктно орієнтованому стилі з використанням класів</text:span><text:span text:style-name="T17">.</text:span></text:p>
      <text:p text:style-name="P1">План роботи</text:p>
      <text:p text:style-name="P14"><text:span text:style-name="T10">Завдання 1:</text:span> Створення класу Calculator</text:p>
      <text:p text:style-name="P14">Створіть клас Calculator, який буде служити основою для додатка калькулятора.</text:p>
      <text:p text:style-name="P14"/>
      <text:p text:style-name="P14"><text:span text:style-name="T10">Завдання 2:</text:span> Ініціалізація калькулятора</text:p>
      <text:p text:style-name="P14">Реалізуйте метод __init__ у класі Calculator для ініціалізації необхідних атрибутів або змінних.</text:p>
      <text:p text:style-name="P14"/>
      <text:p text:style-name="P14"><text:span text:style-name="T10">Завдання 3:</text:span> Введення користувача</text:p>
      <text:p text:style-name="P14">Перемістіть функціональність введення користувача в метод у межах класу Calculator. Метод повинен приймати введення для двох чисел і оператора.</text:p>
      <text:p text:style-name="P14"/>
      <text:p text:style-name="P14"><text:span text:style-name="T10">Завдання 4:</text:span> Перевірка оператора</text:p>
      <text:p text:style-name="P14">Реалізуйте метод у класі Calculator, щоб перевірити, чи введений оператор є дійсним (тобто одним із +, -, *, /). Відобразіть повідомлення про помилку, якщо він не є дійсним.</text:p>
      <text:p text:style-name="P14"/>
      <text:p text:style-name="P14"><text:span text:style-name="T10">Завдання 5:</text:span> Обчислення</text:p>
      <text:p text:style-name="P14">Створіть метод у класі Calculator, який виконує обчислення на основі введення користувача (наприклад, додавання, віднімання, множення, ділення).</text:p>
      <text:p text:style-name="P14"/>
      <text:p text:style-name="P14"><text:span text:style-name="T10">Завдання 6:</text:span> Обробка помилок</text:p>
      <text:p text:style-name="P14">Реалізуйте обробку помилок у межах класу Calculator для обробки ділення на нуль або інших потенційних помилок. Відобразіть відповідні повідомлення про помилку.</text:p>
      <text:p text:style-name="P14"/>
      <text:p text:style-name="P14"><text:soft-page-break/><text:span text:style-name="T10">Завдання 7:</text:span> Повторення обчислень</text:p>
      <text:p text:style-name="P14">Додайте метод до класу Calculator, щоб запитати користувача, чи він хоче виконати ще одне обчислення. Якщо так, дозвольте йому ввести нові числа і оператор. Якщо ні, вийдіть з програми.</text:p>
      <text:p text:style-name="P14"/>
      <text:p text:style-name="P14"><text:span text:style-name="T10">Завдання 8:</text:span> Десяткові числа</text:p>
      <text:p text:style-name="P14">Модифікуйте клас Calculator для обробки десяткових чисел (плаваюча кома) для більш точних обчислень.</text:p>
      <text:p text:style-name="P14"/>
      <text:p text:style-name="P14"><text:span text:style-name="T10">Завдання 9:</text:span> Додаткові операції</text:p>
      <text:p text:style-name="P14">Розширте клас Calculator, щоб підтримувати додаткові операції, такі як піднесення до степеня (^), квадратний корінь (√) та залишок від ділення (%).</text:p>
      <text:p text:style-name="P14"/>
      <text:p text:style-name="P14"><text:span text:style-name="T10">Завдання 10: </text:span>Інтерфейс, зрозумілий для користувача</text:p>
      <text:p text:style-name="P14">Покращте інтерфейс користувача у межах класу Calculator, надавши чіткі запити, повідомлення та форматування виводу для зручності читання.</text:p>
      <text:p text:style-name="P14"/>
      <text:p text:style-name="P15">Код програми:</text:p>
      <text:p text:style-name="P16">class Calculator:</text:p>
      <text:p text:style-name="P16"/>
      <text:p text:style-name="P16"><text:s text:c="4"/>def __init__(self):</text:p>
      <text:p text:style-name="P16"><text:s text:c="8"/>self.history = []</text:p>
      <text:p text:style-name="P16"><text:s text:c="8"/>self.decimal_places = 2</text:p>
      <text:p text:style-name="P16"/>
      <text:p text:style-name="P16"/>
      <text:p text:style-name="P16"><text:s text:c="4"/>def check_operator(self, operator):</text:p>
      <text:p text:style-name="P16"><text:s text:c="8"/>if operator in ['+', '-', '*', '/', '**', '//', '%']:</text:p>
      <text:p text:style-name="P16"><text:s text:c="12"/>return True</text:p>
      <text:p text:style-name="P16"><text:s text:c="8"/>else:</text:p>
      <text:p text:style-name="P16"><text:s text:c="12"/>return False <text:s text:c="4"/></text:p>
      <text:p text:style-name="P16"><text:s text:c="8"/></text:p>
      <text:p text:style-name="P16"><text:s text:c="4"/>def get_parameters_and_operator(self):</text:p>
      <text:p text:style-name="P16"><text:soft-page-break/><text:s text:c="8"/>parameter1 = float(input("Enter the first number: "))</text:p>
      <text:p text:style-name="P16"><text:s text:c="8"/>parameter2 = float(input("Enter the second number: "))</text:p>
      <text:p text:style-name="P16"><text:s text:c="8"/>operator = input("Enter the operator ['+', '-', '*', '/', '**', '//', '%']: ")</text:p>
      <text:p text:style-name="P16"/>
      <text:p text:style-name="P16"><text:s text:c="8"/>if not self.check_operator(operator):</text:p>
      <text:p text:style-name="P16"><text:s text:c="12"/>raise ValueError("The operator is invalid!")</text:p>
      <text:p text:style-name="P16"><text:s text:c="8"/></text:p>
      <text:p text:style-name="P16"><text:s text:c="8"/>return parameter1, parameter2, operator</text:p>
      <text:p text:style-name="P16"><text:s text:c="4"/></text:p>
      <text:p text:style-name="P16"><text:s text:c="4"/>def count_sum(self, parameter1, parameter2):</text:p>
      <text:p text:style-name="P16"><text:s text:c="8"/>return parameter1 + parameter2</text:p>
      <text:p text:style-name="P16"/>
      <text:p text:style-name="P16"><text:s text:c="4"/>def count_difference(self, parameter1, parameter2):</text:p>
      <text:p text:style-name="P16"><text:s text:c="8"/>return parameter1 - parameter2</text:p>
      <text:p text:style-name="P16"/>
      <text:p text:style-name="P16"><text:s text:c="4"/>def count_product(self, parameter1, parameter2):</text:p>
      <text:p text:style-name="P16"><text:s text:c="8"/>return parameter1 * parameter2</text:p>
      <text:p text:style-name="P16"/>
      <text:p text:style-name="P16"><text:s text:c="4"/>def count_quotient(self, parameter1, parameter2):</text:p>
      <text:p text:style-name="P16"><text:s text:c="8"/>if parameter2 == 0:</text:p>
      <text:p text:style-name="P16"><text:s text:c="12"/>raise ZeroDivisionError("Division by zero is not allowed.")</text:p>
      <text:p text:style-name="P16"><text:s text:c="8"/>return parameter1 / parameter2</text:p>
      <text:p text:style-name="P16"/>
      <text:p text:style-name="P16"><text:s text:c="4"/>def count_power(self, parameter1, parameter2):</text:p>
      <text:p text:style-name="P16"><text:s text:c="8"/>return parameter1 ** parameter2</text:p>
      <text:p text:style-name="P16"/>
      <text:p text:style-name="P16"><text:s text:c="4"/>def count_square_root(self, parameter1, parameter2):</text:p>
      <text:p text:style-name="P16"><text:s text:c="8"/>if parameter1 &lt; 0 or parameter2 &lt; 0:</text:p>
      <text:p text:style-name="P16"><text:s text:c="12"/>raise ValueError("Square root of negative number is not allowed.")</text:p>
      <text:p text:style-name="P16"><text:s text:c="8"/>return parameter1 ** 0.5, parameter2 ** 0.5</text:p>
      <text:p text:style-name="P16"/>
      <text:p text:style-name="P16"><text:s text:c="4"/>def count_remainder(self, parameter1, parameter2):</text:p>
      <text:p text:style-name="P16"><text:s text:c="8"/>if parameter2 == 0:</text:p>
      <text:p text:style-name="P16"><text:s text:c="12"/>raise ZeroDivisionError("Division by zero is not allowed.")</text:p>
      <text:p text:style-name="P16"><text:s text:c="8"/>return parameter1 % parameter2</text:p>
      <text:p text:style-name="P16"><text:s/></text:p>
      <text:p text:style-name="P16"><text:s text:c="4"/>def make_calculations(self, parameter1, parameter2, operator):</text:p>
      <text:p text:style-name="P16"><text:s text:c="8"/>match operator:</text:p>
      <text:p text:style-name="P16"><text:s text:c="12"/>case "+": <text:s text:c="11"/></text:p>
      <text:p text:style-name="P16"><text:soft-page-break/><text:s text:c="16"/>return self.count_sum(parameter1, parameter2)</text:p>
      <text:p text:style-name="P16"><text:s text:c="12"/>case "-":</text:p>
      <text:p text:style-name="P16"><text:s text:c="16"/>return self.count_difference(parameter1, parameter2)</text:p>
      <text:p text:style-name="P16"><text:s text:c="12"/>case "*":</text:p>
      <text:p text:style-name="P16"><text:s text:c="16"/>return self.count_product(parameter1, parameter2)</text:p>
      <text:p text:style-name="P16"><text:s text:c="12"/>case "/": </text:p>
      <text:p text:style-name="P16"><text:s text:c="16"/>return self.count_quotient(parameter1, parameter2)</text:p>
      <text:p text:style-name="P16"><text:s text:c="12"/>case "**":</text:p>
      <text:p text:style-name="P16"><text:s text:c="16"/>return self.count_power(parameter1, parameter2) <text:s/></text:p>
      <text:p text:style-name="P16"><text:s text:c="12"/>case "//":</text:p>
      <text:p text:style-name="P16"><text:s text:c="16"/>return self.count_square_root(parameter1, parameter2)</text:p>
      <text:p text:style-name="P16"><text:s text:c="12"/>case "%":</text:p>
      <text:p text:style-name="P16"><text:s text:c="16"/>return self.count_remainder(parameter1, parameter2)</text:p>
      <text:p text:style-name="P16"><text:s text:c="12"/></text:p>
      <text:p text:style-name="P16"/>
      <text:p text:style-name="P16"><text:s text:c="4"/>def set_decimal_places(self, places):</text:p>
      <text:p text:style-name="P16"><text:s text:c="8"/>self.decimal_places = places</text:p>
      <text:p text:style-name="P16"/>
      <text:p text:style-name="P16"><text:s text:c="4"/>def add_to_history(self, result):</text:p>
      <text:p text:style-name="P16"><text:s text:c="8"/>self.history.append(result)</text:p>
      <text:p text:style-name="P16"><text:s text:c="8"/>return self.history</text:p>
      <text:p text:style-name="P16"/>
      <text:p text:style-name="P16"><text:s text:c="4"/>def view_history(self):</text:p>
      <text:p text:style-name="P16"><text:s text:c="8"/>for i, index in self.history:</text:p>
      <text:p text:style-name="P16"><text:s text:c="12"/>print(index, "-", i)</text:p>
      <text:p text:style-name="P16"/>
      <text:p text:style-name="P16"><text:s text:c="4"/>def clear_history(self):</text:p>
      <text:p text:style-name="P16"><text:s text:c="8"/>self.history = []</text:p>
      <text:p text:style-name="P16"/>
      <text:p text:style-name="P16"><text:s text:c="4"/>def menu(self):</text:p>
      <text:p text:style-name="P16"><text:s text:c="8"/>while True:</text:p>
      <text:p text:style-name="P16"><text:s text:c="12"/>print("Menu:")</text:p>
      <text:p text:style-name="P16"><text:s text:c="12"/>print("1 - Settings")</text:p>
      <text:p text:style-name="P16"><text:s text:c="12"/>print("2 - Make Calculations")</text:p>
      <text:p text:style-name="P16"><text:s text:c="12"/>print("3 - View History")</text:p>
      <text:p text:style-name="P16"><text:s text:c="12"/>print("0 - Exit")</text:p>
      <text:p text:style-name="P16"/>
      <text:p text:style-name="P16"><text:s text:c="12"/>choice = str(input("Enter your choice: "))</text:p>
      <text:p text:style-name="P16"><text:s text:c="12"/>match choice:</text:p>
      <text:p text:style-name="P16"><text:s text:c="16"/>case "1":</text:p>
      <text:p text:style-name="P16"><text:soft-page-break/><text:s text:c="20"/>print("Settings:")</text:p>
      <text:p text:style-name="P16"><text:s text:c="20"/>print("1 - Change Decimal Places (default 2)")</text:p>
      <text:p text:style-name="P16"><text:s text:c="20"/>print("2 - Clear History")</text:p>
      <text:p text:style-name="P16"><text:s text:c="20"/>sub_choice = input("Enter your setting choice: ")</text:p>
      <text:p text:style-name="P16"/>
      <text:p text:style-name="P16"><text:s text:c="20"/>if sub_choice == "1":</text:p>
      <text:p text:style-name="P16"><text:s text:c="24"/>self.set_decimal_places(int(input("Enter the number of decimal places: ")))</text:p>
      <text:p text:style-name="P16"><text:s text:c="20"/>elif sub_choice == "2":</text:p>
      <text:p text:style-name="P16"><text:s text:c="24"/>self.clear_history()</text:p>
      <text:p text:style-name="P16"><text:s text:c="24"/>print("History was cleaned!")</text:p>
      <text:p text:style-name="P16"><text:s text:c="16"/>case "2":</text:p>
      <text:p text:style-name="P16"><text:s text:c="20"/>parameter1, parameter2, operator = self.get_parameters_and_operator()</text:p>
      <text:p text:style-name="P16"><text:s text:c="20"/>calculation_result = self.make_calculations(parameter1, parameter2, operator)</text:p>
      <text:p text:style-name="P16"><text:s text:c="20"/>if operator == "//":</text:p>
      <text:p text:style-name="P16"><text:s text:c="24"/>formatted_calculation_result1 = f"{calculation_result[0]:.{self.decimal_places}f}"</text:p>
      <text:p text:style-name="P16"><text:s text:c="24"/>formatted_calculation_result2 = f"{calculation_result[1]:.{self.decimal_places}f}"</text:p>
      <text:p text:style-name="P16"><text:s text:c="24"/>result = f"Square root of {parameter1} = {formatted_calculation_result1}, Square root of {parameter2} = {formatted_calculation_result2}"</text:p>
      <text:p text:style-name="P16"><text:s text:c="20"/>else:</text:p>
      <text:p text:style-name="P16"><text:s text:c="24"/>formatted_calculation_result = f"{calculation_result:.{self.decimal_places}f}"</text:p>
      <text:p text:style-name="P16"><text:s text:c="24"/>result = f"{parameter1} {operator} {parameter2} = {formatted_calculation_result}"</text:p>
      <text:p text:style-name="P16"><text:s text:c="20"/></text:p>
      <text:p text:style-name="P16"><text:s text:c="20"/>print(result)</text:p>
      <text:p text:style-name="P16"><text:s text:c="20"/></text:p>
      <text:p text:style-name="P16"><text:s text:c="20"/>sub_choice = str(input("Do you want to save the result? [Y/n] "))</text:p>
      <text:p text:style-name="P16"><text:s text:c="20"/>if sub_choice == "y" or sub_choice == "Y" or sub_choice == "\n":</text:p>
      <text:p text:style-name="P16"><text:s text:c="24"/>self.add_to_history(result)</text:p>
      <text:p text:style-name="P16"><text:s text:c="20"/>else:</text:p>
      <text:p text:style-name="P16"><text:s text:c="24"/>print("The result wasn't saved")</text:p>
      <text:p text:style-name="P16"><text:s text:c="20"/></text:p>
      <text:p text:style-name="P16"><text:soft-page-break/><text:s text:c="16"/>case "3":</text:p>
      <text:p text:style-name="P16"><text:s text:c="20"/>if self.history: <text:s text:c="2"/></text:p>
      <text:p text:style-name="P16"><text:s text:c="24"/>self.view_history()</text:p>
      <text:p text:style-name="P16"><text:s text:c="20"/>else:</text:p>
      <text:p text:style-name="P16"><text:s text:c="24"/>print("No calculation history yet.")</text:p>
      <text:p text:style-name="P16"><text:s text:c="16"/>case "0": </text:p>
      <text:p text:style-name="P16"><text:s text:c="20"/>break</text:p>
      <text:p text:style-name="P16"><text:s text:c="16"/>case _: </text:p>
      <text:p text:style-name="P16"><text:s text:c="20"/>print("Invalid option! Try again!")</text:p>
      <text:p text:style-name="P16"/>
      <text:p text:style-name="P16">from Calculator import Calculator </text:p>
      <text:p text:style-name="P16"/>
      <text:p text:style-name="P16">def __main__():</text:p>
      <text:p text:style-name="P16"><text:s text:c="4"/>calculator = Calculator()</text:p>
      <text:p text:style-name="P16"><text:s text:c="4"/>calculator.menu()</text:p>
      <text:p text:style-name="P16"/>
      <text:p text:style-name="P16"/>
      <text:p text:style-name="P16">if __name__ == "__main__":</text:p>
      <text:p text:style-name="P16"><text:s text:c="4"/>__main__()</text:p>
      <text:p text:style-name="P14"/>
      <text:p text:style-name="P19">GitHub Repository: <text:a xlink:type="simple" xlink:href="https://github.com/trolchiha/SPL-labs.git" text:style-name="Internet_20_link" text:visited-style-name="Visited_20_Internet_20_Link"><text:span text:style-name="T7">https://github.com/trolchiha/SPL-labs.git</text:span></text:a></text:p>
      <text:p text:style-name="P14"><text:span text:style-name="T10">Виснов</text:span><text:span text:style-name="T11">о</text:span><text:span text:style-name="T10">к:</text:span> <text:span text:style-name="T14">під час виконання лабораторної роботи </text:span><text:span text:style-name="T19">навчилась перетворювати</text:span><text:span text:style-name="T14"> консольний калькулятор у об'єктно-орієнтований калькулятор, використовуючи класи в Pyth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0-05T10:00:12.234523949</dc:date>
    <meta:editing-duration>PT17M26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7" meta:paragraph-count="155" meta:word-count="723" meta:character-count="7582" meta:non-whitespace-character-count="5508"/>
  </office:meta>
</office:document-meta>
</file>